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Times" svg:font-family="Times"/>
    <style:font-face style:name="Times New Roman" svg:font-family="Times New Roman"/>
  </office:font-face-decls>
  <office:automatic-styles>
    <style:style style:name="P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4.0pt" fo:color="#000000"/>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Lucida Grande" fo:font-size="14.0pt" fo:color="#000000"/>
    </style:style>
    <style:style style:name="P3" style:family="paragraph" style:parent-style-name="Standard">
      <style:paragraph-properties fo:margin-bottom="0.0833in"/>
      <style:text-properties style:font-name="Times" fo:font-size="14.0pt" fo:color="#000000" fo:background-color="#ffff00"/>
    </style:style>
    <style:style style:name="P4" style:family="paragraph" style:parent-style-name="Standard">
      <style:paragraph-properties fo:margin-left="0.2500in"/>
      <style:text-properties style:font-name="Times" fo:font-size="14.0pt" fo:color="#000000" fo:background-color="#ffff00"/>
    </style:style>
    <style:style style:name="P5" style:family="paragraph" style:parent-style-name="Standard">
      <style:paragraph-properties fo:margin-left="0.2500in" fo:text-indent="0.5000in"/>
      <style:text-properties style:font-name="Times" fo:font-size="14.0pt" fo:color="#000000" fo:background-color="#ffff00"/>
    </style:style>
    <style:style style:name="P6" style:family="paragraph" style:parent-style-name="Standard">
      <style:paragraph-properties fo:margin-bottom="0.0833in"/>
      <style:text-properties style:font-name="Times New Roman" fo:font-size="17.0pt"/>
    </style:style>
    <style:style style:name="P7" style:family="paragraph" style:parent-style-name="Standard">
      <style:paragraph-properties fo:margin-bottom="0.0833in"/>
      <style:text-properties style:font-name="Lucida Grande" fo:font-size="17.0pt"/>
    </style:style>
    <style:style style:name="P8" style:family="paragraph" style:parent-style-name="Standard">
      <style:paragraph-properties fo:margin-left="0.2500in"/>
      <style:text-properties style:font-name="Times" fo:font-size="14.0pt" fo:color="#000000"/>
    </style:style>
    <style:style style:name="P9" style:family="paragraph" style:parent-style-name="Standard">
      <style:paragraph-properties fo:margin-bottom="0.0833in"/>
      <style:text-properties style:font-name="Times" fo:font-size="14.0pt" fo:color="#000000"/>
    </style:style>
    <style:style style:name="P10" style:family="paragraph" style:parent-style-name="Standard">
      <style:paragraph-properties fo:text-indent="0.5000in"/>
      <style:text-properties style:font-name="Times" fo:font-size="14.0pt" fo:color="#000000" fo:background-color="#ffff00"/>
    </style:style>
    <style:style style:name="P11" style:family="paragraph" style:parent-style-name="Standard">
      <style:paragraph-properties fo:margin-left="0.5000in" fo:text-indent="0.5000in"/>
      <style:text-properties style:font-name="Times" fo:font-size="14.0pt" fo:color="#000000" fo:background-color="#ffff00"/>
    </style:style>
    <style:style style:name="P12" style:family="paragraph" style:parent-style-name="Standard">
      <style:paragraph-properties fo:text-indent="0.5000in"/>
      <style:text-properties style:font-name="Times" fo:font-size="14.0pt" fo:color="#000000"/>
    </style:style>
    <style:style style:name="P13" style:family="paragraph" style:parent-style-name="Standard">
      <style:text-properties style:font-name="Times" fo:font-size="14.0pt" fo:color="#000000"/>
    </style:style>
    <style:style style:name="P14" style:family="paragraph" style:parent-style-name="Standard">
      <style:paragraph-properties fo:margin-left="0.5000in"/>
      <style:text-properties style:font-name="Times" fo:font-size="14.0pt" fo:color="#000000"/>
    </style:style>
    <style:style style:name="T1" style:family="text">
      <style:text-properties fo:font-size="9.0pt" fo:font-size-asian="9.0pt" fo:font-size-complex="9.0pt"/>
    </style:style>
    <style:style style:name="T2" style:family="text">
      <style:text-properties style:font-name="Lucida Grande"/>
    </style:style>
    <style:style style:name="T3" style:family="text">
      <style:text-properties style:font-name="Lucida Grande" fo:font-size="17.0pt" fo:font-size-asian="17.0pt" fo:font-size-complex="17.0pt" fo:color="#000000" fo:background-color="transparent"/>
    </style:style>
    <style:style style:name="T4" style:family="text">
      <style:text-properties fo:font-weight="bold" fo:font-weight-asian="bold" fo:font-weight-complex="bold"/>
    </style:style>
    <style:style style:name="T5" style:family="text">
      <style:text-properties fo:color="#000000"/>
    </style:style>
    <style:style style:name="T6" style:family="text">
      <style:text-properties style:font-name="Times New Roman" fo:font-size="17.0pt" fo:font-size-asian="17.0pt" fo:font-size-complex="17.0pt"/>
    </style:style>
    <style:style style:name="T7" style:family="text">
      <style:text-properties style:font-name="Times New Roman" fo:font-size="17.0pt" fo:font-size-asian="17.0pt" fo:font-size-complex="17.0pt" fo:color="#000000"/>
    </style:style>
    <style:style style:name="T8" style:family="text">
      <style:text-properties fo:background-color="#ffff00"/>
    </style:style>
    <style:style style:name="T9" style:family="text">
      <style:text-properties style:font-name="Times New Roman" fo:font-size="17.0pt" fo:font-size-asian="17.0pt" fo:font-size-complex="17.0pt" fo:color="#000000" fo:background-color="transparent"/>
    </style:style>
    <style:style style:name="T10" style:family="text">
      <style:text-properties style:font-name="Lucida Grande" fo:background-color="#ffff00"/>
    </style:style>
    <style:style style:name="T11" style:family="text">
      <style:text-properties fo:background-color="#a4c2f4"/>
    </style:style>
    <style:style style:name="T12" style:family="text">
      <style:text-properties style:font-name="Lucida Grande" fo:font-size="17.0pt" fo:font-size-asian="17.0pt" fo:font-size-complex="17.0pt" fo:color="#000000"/>
    </style:style>
    <style:style style:name="T13" style:family="text">
      <style:text-properties fo:background-color="#a2c4c9"/>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list text:style-name="L1">
        <text:list-item>
          <text:p text:style-name="P1"><text:span text:style-name="T1"/>Requirements and Analysis </text:p>
        </text:list-item>
        <text:list-item>
          <text:p text:style-name="P2">Documents for the BombSquad</text:p>
        </text:list-item>
        <text:list-item>
          <text:p text:style-name="P1"><text:span text:style-name="T2"><text:line-break/><text:line-break/></text:span>Table of Contents<text:span text:style-name="T2"><text:line-break/><text:line-break/><text:line-break/></text:span> Version: <text:span text:style-name="T2"><text:line-break/><text:line-break/></text:span> Date 14 - 03 - 2012<text:span text:style-name="T2"><text:line-break/><text:line-break/></text:span> Author Tomas Selldén, Anton Palmqvist, Marcus Thyrén, Henrik Andersson<text:span text:style-name="T2"><text:line-break/><text:line-break/></text:span>This version overrides all previous versions.</text:p>
        </text:list-item>
      </text:list>
      <text:p text:style-name="P3"><text:span text:style-name="T3"><text:line-break/></text:span><text:span text:style-name="T4">1. Introduction</text:span></text:p>
      <text:p text:style-name="P4">This section gives a brief overview of the project.<text:span text:style-name="T2"><text:line-break/><text:line-break/></text:span>1.1 Purpose of application</text:p>
      <text:p text:style-name="P4"><text:s/>This project is a 2D-game that reminds a bit of BomberMan. It is a multiplayer game there the goal is to kill each other. You kill each other with bombs that you can put out at the board. There is also a monster walking around, hunting you, at the board that you have to avoid or kill. <text:s/></text:p>
      <text:p text:style-name="P5"><text:span text:style-name="T2"><text:line-break/></text:span>1.2 General characteristics of application <text:span text:style-name="T2"><text:line-break/></text:span>The application will be a desktop, standalone (non-networked), multi-player game, with a graphical user interface for Windows, Mac, Linux platforms. In the game you control the player using the keyboard, we are using different sets of keys for the players. There are no time constraints in the game. <text:span text:style-name="T5"><text:s/>The application will end when someone is killed, either by the monster or by the opponent. The GUI will look somewhat like an old Nintendo game.</text:span></text:p>
      <text:p text:style-name="P5"/>
      <text:p text:style-name="P4"><text:span text:style-name="T2"><text:line-break/></text:span>1.3 Scope of application <text:span text:style-name="T2"><text:line-break/></text:span>The game does not save interrupted game or save any statistics (high score or other). You can not pause the game.</text:p>
      <text:p text:style-name="P6"/>
      <text:p text:style-name="P4">1.4 Objectives and success criteria of the project <text:span text:style-name="T2"><text:line-break/></text:span>1: It should be possible to play a full multi-player game on any of the platforms using a graphical user interface. <text:s/>You have to download the framework Slick2D to play though. <text:s text:c="2"/></text:p>
      <text:p text:style-name="P4"/>
      <text:p text:style-name="P4">2: The game should be possible to play with different sprites and using different boards.</text:p>
      <text:p text:style-name="P3"><text:span text:style-name="T3"><text:s text:c="3"/><text:tab/><text:line-break/><text:line-break/></text:span>1.5 Definitions, acronyms and abbreviations <text:span text:style-name="T3"><text:line-break/><text:line-break/></text:span><text:span text:style-name="T6">• </text:span>GUI, graphical user interface.<text:span text:style-name="T3"><text:line-break/></text:span><text:span text:style-name="T6">• </text:span>Java, platform independent programming language.<text:span text:style-name="T3"><text:line-break/></text:span><text:span text:style-name="T6">• </text:span>JRE, the Java Run time Environment. Additional software needed to run an Java application.<text:span text:style-name="T3"><text:line-break/></text:span><text:span text:style-name="T6">• </text:span>Host, a computer where the game will run.</text:p>
      <text:p text:style-name="P3"><text:span text:style-name="T7">• </text:span>Round, one complete game ending in a winner or possible canceled<text:span text:style-name="T7"><text:s/></text:span></text:p>
      <text:p text:style-name="P7"><text:line-break/></text:p>
      <text:p text:style-name="P8"/>
      <text:p text:style-name="P9"><text:span text:style-name="T4">2 Requirements</text:span><text:span text:style-name="T2"><text:line-break/><text:line-break/></text:span>In this section we specify all requirements<text:span text:style-name="T2"><text:line-break/><text:line-break/></text:span><text:span text:style-name="T8">2.1 Functional requirements</text:span></text:p>
      <text:p text:style-name="P10">1.Start a new game with two players and one AI.</text:p>
      <text:p text:style-name="P10"><text:tab/>a) Select which player you want, and which board you want to play</text:p>
      <text:p text:style-name="P3"><text:span text:style-name="T9"><text:tab/></text:span>2.Play a game</text:p>
      <text:p text:style-name="P11">a)Move the character around.</text:p>
      <text:p text:style-name="P11">b)Place bombs to kill the enemy or the opponent.</text:p>
      <text:p text:style-name="P11">c)Pick-up power-ups or different kinds of items.<text:span text:style-name="T2"><text:line-break/></text:span>    </text:p>
      <text:p text:style-name="P10">3.When finished, put their nickname in the highscore-list. // we haven´t done this yet</text:p>
      <text:p text:style-name="P6"/>
      <text:p text:style-name="P12"><text:span text:style-name="T8">4.Exit the application, that will end the current game session.</text:span><text:span text:style-name="T10"><text:line-break/></text:span><text:span text:style-name="T2"><text:line-break/></text:span>2.2 Non-functional requirements <text:span text:style-name="T2"><text:line-break/><text:line-break/></text:span>Possible NA (not applicable).<text:span text:style-name="T2"><text:line-break/><text:line-break/></text:span>2.2.1 Usability </text:p>
      <text:p text:style-name="P13"><text:tab/>Usability is high priority. Normal users should be able to play the game within a very</text:p>
      <text:p text:style-name="P12">short period.</text:p>
      <text:p text:style-name="P12">The application must communicate the state of the game in a very clear fashion. Tests</text:p>
      <text:p text:style-name="P12">with at least four different non-computer-professional should be performed to verify the</text:p>
      <text:p text:style-name="P12">usability. Test results should be part of the final documentation.</text:p>
      <text:p text:style-name="P14">As it’s a fairly known title for most people they would already know how to play it, but as for our own tweaks we’ll see how well we’ve done them.</text:p>
      <text:p text:style-name="P13">2.2.2 Reliability <text:span text:style-name="T2"><text:line-break/></text:span><text:tab/>NA.<text:span text:style-name="T2"><text:line-break/></text:span>2.2.3 Performance</text:p>
      <text:p text:style-name="P13"><text:tab/>Any actions initiated by a player should not exceed a two sec response time in the mainmenu.</text:p>
      <text:p text:style-name="P14">In-game the response time should, at all times, be immediate so the playing-experience do not suffer. </text:p>
      <text:p text:style-name="P13">2.2.4 Supportability<text:span text:style-name="T2"><text:line-break/><text:line-break/></text:span>2.2.5 Implementation</text:p>
      <text:p text:style-name="P13"><text:tab/>To achieve platform independence the application will use the Java environment. All</text:p>
      <text:p text:style-name="P14">hosts must have the JRE installed and congured. The application needs to be installed</text:p>
      <text:p text:style-name="P14">on all hosts where it will run (possibly downloaded).</text:p>
      <text:p text:style-name="P14">Another requirement is the Slick2D-framework which is used to run the program aswell.</text:p>
      <text:p text:style-name="P13">2.2.6 Packaging and installation<text:span text:style-name="T2"><text:line-break/><text:line-break/></text:span>2.2.7 Legal</text:p>
      <text:p text:style-name="P13"><text:tab/>There could be legal issues regarding rights to the Bomberman-game and trade mark. <text:span text:style-name="T2"><text:line-break/><text:line-break/></text:span>2.3 Application models<text:span text:style-name="T2"><text:line-break/><text:line-break/></text:span><text:span text:style-name="T8">2.3.1 Use case model </text:span><text:span text:style-name="T10"><text:line-break/><text:line-break/></text:span><text:span text:style-name="T8">UML and a list of UC names (text for all in appendix)</text:span><text:span text:style-name="T10"><text:line-break/><text:line-break/></text:span><text:span text:style-name="T11">2.3.2 Use cases priority</text:span><text:span text:style-name="T2"><text:line-break/><text:line-break/></text:span>1. Move (navigate the player).</text:p>
      <text:p text:style-name="P9">2. Place bomb(also for exploding).<text:span text:style-name="T12"><text:line-break/></text:span>3. GameOver<text:span text:style-name="T12"><text:line-break/></text:span>4. PowerItemUsage<text:span text:style-name="T2"><text:line-break/><text:line-break/></text:span><text:span text:style-name="T8">2.3.3 Domain model</text:span><text:span text:style-name="T12"><text:line-break/></text:span><text:span text:style-name="T8">See DomainModel Appendix</text:span><text:span text:style-name="T10"><text:line-break/><text:line-break/></text:span><text:span text:style-name="T8">UML, possible some text.</text:span><text:span text:style-name="T10"><text:line-break/></text:span><text:span text:style-name="T2"><text:line-break/></text:span><text:span text:style-name="T13">2.3.4 User interface </text:span><text:span text:style-name="T2"><text:line-break/></text:span>Application will use a fixed (non skinable, non themeable) GUI following standard con-<text:span text:style-name="T12"><text:line-break/></text:span>ventions. Runs preferably in fullscreen but would work perfect also in smaller windows.<text:span text:style-name="T2"><text:line-break/></text:span>Text to motivate a picture.<text:span text:style-name="T2"><text:line-break/><text:line-break/></text:span>2.4 References<text:span text:style-name="T2"><text:line-break/><text:line-break/></text:span> APPENDIX <text:span text:style-name="T2"><text:line-break/><text:line-break/></text:span> GUI<text:span text:style-name="T2"><text:line-break/><text:line-break/></text:span> Domain model<text:span text:style-name="T2"><text:line-break/><text:line-break/></text:span> Use case texts<text:span text:style-name="T1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meta:initial-creator>Marcus Tyren</meta:initial-creator>
  </office:meta>
</office:document-meta>
</file>